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IndexReader.getDocumentNumber( ForeignSegmentDocId do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IndexReader.getIndex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IndexReader.JackrabbitIndexReader( IndexReader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rabbitIndexRead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IndexReader.do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IndexReader.getPare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rabbitIndexReader.createDocId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